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1.2126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2.217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8681in"/>
    </style:style>
    <style:style style:name="co8" style:family="table-column">
      <style:table-column-properties fo:break-before="auto" style:column-width="1.60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ff00" fo:wrap-option="wrap" fo:border="0.0008in solid #000000"/>
    </style:style>
    <style:style style:name="ce2" style:family="table-cell" style:parent-style-name="Default">
      <style:table-cell-properties fo:wrap-option="wrap" fo:border="0.0008in solid #000000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37">
      <style:table-cell-properties fo:wrap-option="wrap" fo:border="0.0008in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Project Name</text:p>
          </table:table-cell>
          <table:table-cell table:style-name="ce2" office:value-type="string">
            <text:p>API testing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style-name="ce1" office:value-type="string">
            <text:p>Module Name</text:p>
          </table:table-cell>
          <table:table-cell table:style-name="ce2" office:value-type="string">
            <text:p>GET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style-name="ce1" office:value-type="string">
            <text:p>Created by</text:p>
          </table:table-cell>
          <table:table-cell table:style-name="ce2" office:value-type="string">
            <text:p>Atharva Shriram</text:p>
          </table:table-cell>
          <table:table-cell table:style-name="Default" table:number-columns-repeated="10"/>
          <table:table-cell table:number-columns-repeated="1012"/>
        </table:table-row>
        <table:table-row table:style-name="ro3">
          <table:table-cell table:style-name="ce1" office:value-type="string">
            <text:p>Created Date</text:p>
          </table:table-cell>
          <table:table-cell table:style-name="ce4" office:value-type="date" office:date-value="2022-09-12">
            <text:p>09/12/22</text:p>
          </table:table-cell>
          <table:table-cell table:style-name="Default" table:number-columns-repeated="10"/>
          <table:table-cell table:number-columns-repeated="1012"/>
        </table:table-row>
        <table:table-row table:style-name="ro3">
          <table:table-cell table:style-name="ce1" office:value-type="string">
            <text:p>Reviewed By</text:p>
          </table:table-cell>
          <table:table-cell table:style-name="ce2" office:value-type="string">
            <text:p>Mandar Sir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style-name="ce1" office:value-type="string">
            <text:p>Reviewed Date</text:p>
          </table:table-cell>
          <table:table-cell table:style-name="ce2"/>
          <table:table-cell table:style-name="Default" table:number-columns-repeated="10"/>
          <table:table-cell table:number-columns-repeated="1012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4">
          <table:table-cell table:style-name="ce1" office:value-type="string">
            <text:p>Test Scenario ID</text:p>
          </table:table-cell>
          <table:table-cell table:style-name="ce1" office:value-type="string">
            <text:p>Test Scenario Description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Precondition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Post Condtions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Comments (if any)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API_Auth_1</text:p>
          </table:table-cell>
          <table:table-cell table:style-name="ce2" office:value-type="string">
            <text:p>Verifying the functionality of Auth module GET profile details</text:p>
          </table:table-cell>
          <table:table-cell table:style-name="ce2" office:value-type="string">
            <text:p>TC_AUTH_UL_1</text:p>
          </table:table-cell>
          <table:table-cell table:style-name="ce2" office:value-type="string">
            <text:p>Verifying the functionality of GET profile details in Auth module for valid credentails</text:p>
          </table:table-cell>
          <table:table-cell table:style-name="ce2" office:value-type="string">
            <text:p>1.Click on module named Auth</text:p>
            <text:p>2.Click on sub module :profile details </text:p>
            <text:p>3.Click on send</text:p>
          </table:table-cell>
          <table:table-cell table:style-name="ce2" office:value-type="string">
            <text:p>User should provide valid UR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2" office:value-type="string">
            <text:p><text:s/>"success": true</text:p>
            <text:p><text:s/>"code": 0</text:p>
            <text:p><text:s/></text:p>
          </table:table-cell>
          <table:table-cell table:style-name="ce2" table:number-columns-repeated="3"/>
          <table:table-cell table:style-name="ce5" table:number-columns-repeated="1012"/>
        </table:table-row>
        <table:table-row table:style-name="ro5">
          <table:table-cell table:style-name="ce2" office:value-type="string">
            <text:p>API_Auth_1</text:p>
          </table:table-cell>
          <table:table-cell table:style-name="ce2" office:value-type="string">
            <text:p>Verifying the functionality of Dashboard module GET getbanner</text:p>
          </table:table-cell>
          <table:table-cell table:style-name="ce2" office:value-type="string">
            <text:p>TC_AUTH_UL_2</text:p>
          </table:table-cell>
          <table:table-cell table:style-name="ce2" office:value-type="string">
            <text:p>Verifying the functionality of User login in Dashboard module GET getbanner</text:p>
          </table:table-cell>
          <table:table-cell table:style-name="ce2" office:value-type="string">
            <text:p>1.Click on module named Dashboard</text:p>
            <text:p>2.Click on sub module : GET getbanne </text:p>
            <text:p>3.Click on send</text:p>
          </table:table-cell>
          <table:table-cell table:style-name="ce2" office:value-type="string">
            <text:p>User should provide valid UR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{</text:p>
            <text:p><text:s text:c="4"/>"success": true,</text:p>
            <text:p><text:s text:c="4"/>"payload": [</text:p>
            <text:p><text:s text:c="8"/>{</text:p>
            <text:p><text:s text:c="12"/>"has_image": "1",</text:p>
            <text:p><text:s text:c="12"/>"heading": "New Offer Launch",</text:p>
            <text:p><text:s text:c="12"/>"sub_heading": "#Arcadia",</text:p>
            <text:p><text:s text:c="12"/>"button": "Register",</text:p>
            <text:p><text:s text:c="12"/>"button_link": "register",</text:p>
            <text:p><text:s text:c="12"/>"background_image": "62df644c6d1c21658807372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Get Started",</text:p>
            <text:p><text:s text:c="12"/>"button_link": "login",</text:p>
            <text:p><text:s text:c="12"/>"background_image": "61b727c9d9b9d1639393225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Register",</text:p>
            <text:p><text:s text:c="12"/>"button_link": "www.demo.com",</text:p>
            <text:p><text:s text:c="12"/>"background_image": "61b727d4d2a281639393236.png"</text:p>
            <text:p><text:s text:c="8"/>}</text:p>
            <text:p><text:s text:c="4"/>]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table:style-name="ce2" office:value-type="string">
            <text:p>"success": false,</text:p>
            <text:p><text:s/>"code": 0,</text:p>
            <text:p><text:s/>"message": "Unauthorized user"</text:p>
          </table:table-cell>
          <table:table-cell table:style-name="ce2" table:number-columns-repeated="3"/>
          <table:table-cell table:style-name="ce5" table:number-columns-repeated="1012"/>
        </table:table-row>
        <table:table-row table:style-name="ro5">
          <table:table-cell table:style-name="ce2" office:value-type="string">
            <text:p>API_Auth_1</text:p>
          </table:table-cell>
          <table:table-cell table:style-name="ce2" office:value-type="string">
            <text:p>Verifying the functionality of Auth module GET profile details</text:p>
          </table:table-cell>
          <table:table-cell table:style-name="ce2" office:value-type="string">
            <text:p>TC_AUTH_UL_3</text:p>
          </table:table-cell>
          <table:table-cell table:style-name="ce2" office:value-type="string">
            <text:p>Verifying the functionality of GET profile details in Auth module for valid credentails</text:p>
          </table:table-cell>
          <table:table-cell table:style-name="ce2" office:value-type="string">
            <text:p>1.Click on module named Auth</text:p>
            <text:p>2.Click on sub module :profile details </text:p>
            <text:p>3.Click on send</text:p>
          </table:table-cell>
          <table:table-cell table:style-name="ce2" office:value-type="string">
            <text:p>User should provide valid UR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2" office:value-type="string">
            <text:p><text:s/>"success": true</text:p>
            <text:p><text:s/>"code": 0</text:p>
            <text:p><text:s/></text:p>
          </table:table-cell>
          <table:table-cell table:style-name="ce2" table:number-columns-repeated="3"/>
          <table:table-cell table:style-name="ce5" table:number-columns-repeated="1012"/>
        </table:table-row>
        <table:table-row table:style-name="ro5">
          <table:table-cell table:style-name="ce2" office:value-type="string">
            <text:p>API_Auth_1</text:p>
          </table:table-cell>
          <table:table-cell table:style-name="ce2" office:value-type="string">
            <text:p>Verifying the functionality of Dashboard module GET getbanner</text:p>
          </table:table-cell>
          <table:table-cell table:style-name="ce2" office:value-type="string">
            <text:p>TC_AUTH_UL_4</text:p>
          </table:table-cell>
          <table:table-cell table:style-name="ce2" office:value-type="string">
            <text:p>Verifying the functionality of User login in Dashboard module GET getbanner</text:p>
          </table:table-cell>
          <table:table-cell table:style-name="ce2" office:value-type="string">
            <text:p>1.Click on module named Dashboard</text:p>
            <text:p>2.Click on sub module : GET getbanne </text:p>
            <text:p>3.Click on send</text:p>
          </table:table-cell>
          <table:table-cell table:style-name="ce2" office:value-type="string">
            <text:p>User should provide valid UR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{</text:p>
            <text:p><text:s text:c="4"/>"success": true,</text:p>
            <text:p><text:s text:c="4"/>"payload": [</text:p>
            <text:p><text:s text:c="8"/>{</text:p>
            <text:p><text:s text:c="12"/>"has_image": "1",</text:p>
            <text:p><text:s text:c="12"/>"heading": "New Offer Launch",</text:p>
            <text:p><text:s text:c="12"/>"sub_heading": "#Arcadia",</text:p>
            <text:p><text:s text:c="12"/>"button": "Register",</text:p>
            <text:p><text:s text:c="12"/>"button_link": "register",</text:p>
            <text:p><text:s text:c="12"/>"background_image": "62df644c6d1c21658807372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Get Started",</text:p>
            <text:p><text:s text:c="12"/>"button_link": "login",</text:p>
            <text:p><text:s text:c="12"/>"background_image": "61b727c9d9b9d1639393225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Register",</text:p>
            <text:p><text:s text:c="12"/>"button_link": "www.demo.com",</text:p>
            <text:p><text:s text:c="12"/>"background_image": "61b727d4d2a281639393236.png"</text:p>
            <text:p><text:s text:c="8"/>}</text:p>
            <text:p><text:s text:c="4"/>]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table:style-name="ce2" office:value-type="string">
            <text:p>"success": false,</text:p>
            <text:p><text:s/>"code": 0,</text:p>
            <text:p><text:s/>"message": "Unauthorized user"</text:p>
          </table:table-cell>
          <table:table-cell table:style-name="ce2" table:number-columns-repeated="3"/>
          <table:table-cell table:style-name="ce5" table:number-columns-repeated="1012"/>
        </table:table-row>
        <table:table-row table:style-name="ro5">
          <table:table-cell table:style-name="ce2" office:value-type="string">
            <text:p>API_Auth_1</text:p>
          </table:table-cell>
          <table:table-cell table:style-name="ce2" office:value-type="string">
            <text:p>Verifying the functionality of Auth module GET profile details</text:p>
          </table:table-cell>
          <table:table-cell table:style-name="ce2" office:value-type="string">
            <text:p>TC_AUTH_UL_5</text:p>
          </table:table-cell>
          <table:table-cell table:style-name="ce2" office:value-type="string">
            <text:p>Verifying the functionality of GET profile details in Auth module for valid credentails</text:p>
          </table:table-cell>
          <table:table-cell table:style-name="ce2" office:value-type="string">
            <text:p>1.Click on module named Auth</text:p>
            <text:p>2.Click on sub module :profile details </text:p>
            <text:p>3.Click on send</text:p>
          </table:table-cell>
          <table:table-cell table:style-name="ce2" office:value-type="string">
            <text:p>User should provide valid UR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{</text:p>
            <text:p><text:s text:c="4"/>"code": 403,</text:p>
            <text:p><text:s text:c="4"/>"status": "unauthorized",</text:p>
            <text:p><text:s text:c="4"/>"payload": {</text:p>
            <text:p><text:s text:c="8"/>"error": "Unauthenticated user"</text:p>
            <text:p><text:s text:c="4"/>}</text:p>
            <text:p>}</text:p>
          </table:table-cell>
          <table:table-cell table:style-name="ce2" office:value-type="string">
            <text:p><text:s/>"success": true</text:p>
            <text:p><text:s/>"code": 0</text:p>
            <text:p><text:s/></text:p>
          </table:table-cell>
          <table:table-cell table:style-name="ce2" table:number-columns-repeated="3"/>
          <table:table-cell table:style-name="ce5" table:number-columns-repeated="1012"/>
        </table:table-row>
        <table:table-row table:style-name="ro5" table:number-rows-repeated="10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8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49S</meta:editing-duration>
    <meta:editing-cycles>4</meta:editing-cycles>
    <meta:generator>OpenOffice/4.1.11$Win32 OpenOffice.org_project/4111m1$Build-9808</meta:generator>
    <dc:date>2022-12-09T18:00:25.86</dc:date>
    <dc:creator>Atharva Shriram</dc:cre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